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45cm" fo:min-width="5cm"/>
    </style:style>
    <style:style style:name="gr2" style:family="graphic" style:parent-style-name="standard">
      <style:graphic-properties draw:textarea-horizontal-align="justify" draw:textarea-vertical-align="middle" draw:auto-grow-height="false" fo:min-height="2.375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853cm" fo:min-width="2.5cm"/>
    </style:style>
    <style:style style:name="gr5" style:family="graphic" style:parent-style-name="standard">
      <style:graphic-properties draw:textarea-horizontal-align="justify" draw:textarea-vertical-align="middle" draw:auto-grow-height="false" fo:min-height="1.852cm" fo:min-width="2.5cm"/>
    </style:style>
    <style:style style:name="gr6" style:family="graphic" style:parent-style-name="standard">
      <style:graphic-properties draw:fill="none" draw:textarea-vertical-align="middle" draw:auto-grow-height="false" fo:min-height="12.736cm" fo:min-width="0.259cm"/>
    </style:style>
    <style:style style:name="gr7" style:family="graphic" style:parent-style-name="standard">
      <style:graphic-properties draw:textarea-horizontal-align="justify" draw:textarea-vertical-align="middle" draw:auto-grow-height="false" fo:min-height="1.852cm" fo:min-width="3.5cm"/>
    </style:style>
    <style:style style:name="gr8" style:family="graphic" style:parent-style-name="standard">
      <style:graphic-properties draw:textarea-horizontal-align="justify" draw:textarea-vertical-align="middle" draw:auto-grow-height="false" fo:min-height="1.75cm" fo:min-width="3.5cm"/>
    </style:style>
    <style:style style:name="gr9" style:family="graphic" style:parent-style-name="standard">
      <style:graphic-properties draw:stroke="none" svg:stroke-color="#000000" draw:fill="none" draw:fill-color="#ffffff" fo:min-height="4.95cm"/>
    </style:style>
    <style:style style:name="gr10" style:family="graphic" style:parent-style-name="standard">
      <style:graphic-properties draw:textarea-horizontal-align="justify" draw:textarea-vertical-align="middle" draw:auto-grow-height="false" fo:min-height="2.25cm" fo:min-width="3.6cm"/>
    </style:style>
    <style:style style:name="gr11" style:family="graphic" style:parent-style-name="standard">
      <style:graphic-properties draw:textarea-horizontal-align="justify" draw:textarea-vertical-align="middle" draw:auto-grow-height="false" fo:min-height="5.85cm" fo:min-width="13.2cm"/>
    </style:style>
    <style:style style:name="gr12" style:family="graphic" style:parent-style-name="standard">
      <style:graphic-properties draw:textarea-horizontal-align="justify" draw:textarea-vertical-align="middle" draw:auto-grow-height="false" fo:min-height="6.15cm" fo:min-width="15.3cm"/>
    </style:style>
    <style:style style:name="gr13" style:family="graphic" style:parent-style-name="standard">
      <style:graphic-properties draw:textarea-horizontal-align="justify" draw:textarea-vertical-align="middle" draw:auto-grow-height="false" fo:min-height="2.85cm" fo:min-width="9.8cm"/>
    </style:style>
    <style:style style:name="gr14" style:family="graphic" style:parent-style-name="standard">
      <style:graphic-properties draw:textarea-horizontal-align="justify" draw:textarea-vertical-align="middle" draw:auto-grow-height="false" fo:min-height="3.65cm" fo:min-width="13.6cm"/>
    </style:style>
    <style:style style:name="gr15" style:family="graphic" style:parent-style-name="standard">
      <style:graphic-properties draw:textarea-horizontal-align="justify" draw:textarea-vertical-align="middle" draw:auto-grow-height="false" fo:min-height="2.85cm" fo:min-width="12.7cm"/>
    </style:style>
    <style:style style:name="gr16" style:family="graphic" style:parent-style-name="standard">
      <style:graphic-properties draw:textarea-horizontal-align="justify" draw:textarea-vertical-align="middle" draw:auto-grow-height="false" fo:min-height="3.45cm" fo:min-width="13.1cm"/>
    </style:style>
    <style:style style:name="gr17" style:family="graphic" style:parent-style-name="standard">
      <style:graphic-properties draw:textarea-horizontal-align="justify" draw:textarea-vertical-align="middle" draw:auto-grow-height="false" fo:min-height="16.25cm" fo:min-width="15.3cm"/>
    </style:style>
    <style:style style:name="P1" style:family="paragraph">
      <style:paragraph-properties fo:text-align="center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8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5cm" svg:height="2.7cm" svg:x="1.5cm" svg:y="2cm">
          <text:p text:style-name="P1"><text:span text:style-name="T1">MVC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3cm" svg:x="3.8cm" svg:y="5.1cm">
          <text:p text:style-name="P1"><text:span text:style-name="T1">creates</text:span>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5.5cm" svg:height="2.7cm" svg:x="2.8cm" svg:y="8.5cm">
          <text:p text:style-name="P1"><text:span text:style-name="T1">Sit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cm" svg:height="2.7cm" svg:x="9.4cm" svg:y="4.7cm">
          <text:p text:style-name="P1"><text:span text:style-name="T1">Abstract Applic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cm" svg:height="2.7cm" svg:x="12.8cm" svg:y="1.2cm">
          <text:p text:style-name="P1"><text:span text:style-name="T1">Abstract Controller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8.3cm" svg:y1="9.7cm" svg:x2="12.2cm" svg:y2="9.6cm">
          <text:p/>
        </draw:line>
        <draw:line draw:style-name="gr3" draw:text-style-name="P2" draw:layer="layout" svg:x1="12.2cm" svg:y1="9.6cm" svg:x2="12.2cm" svg:y2="7.3cm">
          <text:p/>
        </draw:line>
        <draw:line draw:style-name="gr3" draw:text-style-name="P2" draw:layer="layout" svg:x1="14.3cm" svg:y1="4.8cm" svg:x2="14.3cm" svg:y2="3.8cm">
          <text:p/>
        </draw:line>
        <draw:custom-shape draw:style-name="gr4" draw:text-style-name="P1" draw:layer="layout" svg:width="3cm" svg:height="2.103cm" svg:x="13.4cm" svg:y="10.7cm">
          <text:p text:style-name="P1"><text:span text:style-name="T1">header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cm" svg:height="2.102cm" svg:x="13.4cm" svg:y="13.466cm">
          <text:p text:style-name="P1"><text:span text:style-name="T1">Card1</text:span></text:p>
          <text:p text:style-name="P1"><text:span text:style-name="T1">(model +</text:span></text:p>
          <text:p text:style-name="P1"><text:span text:style-name="T1">view)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cm" svg:height="2.102cm" svg:x="13.4cm" svg:y="21.233cm">
          <text:p text:style-name="P1"><text:span text:style-name="T1">card2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2.103cm" svg:x="13.4cm" svg:y="23.697cm">
          <text:p text:style-name="P1"><text:span text:style-name="T1">footer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7.6cm" svg:y1="24.7cm" svg:x2="17.7cm" svg:y2="4cm">
          <text:p/>
        </draw:line>
        <draw:line draw:style-name="gr3" draw:text-style-name="P2" draw:layer="layout" svg:x1="16.4cm" svg:y1="24.8cm" svg:x2="17.6cm" svg:y2="24.8cm">
          <text:p/>
        </draw:line>
        <draw:line draw:style-name="gr3" draw:text-style-name="P2" draw:layer="layout" svg:x1="16.4cm" svg:y1="22.3cm" svg:x2="17.6cm" svg:y2="22.3cm">
          <text:p/>
        </draw:line>
        <draw:line draw:style-name="gr3" draw:text-style-name="P2" draw:layer="layout" svg:x1="16.2cm" svg:y1="14.3cm" svg:x2="17.9cm" svg:y2="14.3cm">
          <text:p/>
        </draw:line>
        <draw:line draw:style-name="gr3" draw:text-style-name="P2" draw:layer="layout" svg:x1="16.4cm" svg:y1="11.8cm" svg:x2="17.8cm" svg:y2="11.8cm">
          <text:p/>
        </draw:line>
        <draw:custom-shape draw:style-name="gr6" draw:text-style-name="P2" draw:layer="layout" svg:width="2.1cm" svg:height="13.7cm" svg:x="5cm" svg:y="11.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1" draw:layer="layout" svg:width="4cm" svg:height="2.102cm" svg:x="10.8cm" svg:y="16.6cm">
          <text:p text:style-name="P1"><text:span text:style-name="T1">Card1Model</text:span></text:p>
          <text:p text:style-name="P1"><text:span text:style-name="T1">(the sql)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4.2cm" svg:y1="16.5cm" svg:x2="14.2cm" svg:y2="15.4cm">
          <text:p/>
        </draw:line>
        <draw:custom-shape draw:style-name="gr1" draw:text-style-name="P1" draw:layer="layout" svg:width="5.5cm" svg:height="2.7cm" svg:x="6.7cm" svg:y="12.8cm">
          <text:p text:style-name="P1"><text:span text:style-name="T1">Abstract Model</text:span></text:p>
          <text:p text:style-name="P1"><text:span text:style-name="T1">(data access)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1.3cm" svg:y1="16.5cm" svg:x2="11.3cm" svg:y2="15.5cm">
          <text:p/>
        </draw:line>
        <draw:custom-shape draw:style-name="gr8" draw:text-style-name="P1" draw:layer="layout" svg:width="4cm" svg:height="2cm" svg:x="9cm" svg:y="20cm">
          <text:p text:style-name="P1"><text:span text:style-name="T1">Card1.tpl</text:span></text:p>
          <text:p text:style-name="P1"><text:span text:style-name="T1">(the html)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3cm" svg:y1="20.1cm" svg:x2="15.8cm" svg:y2="20.1cm">
          <text:p/>
        </draw:line>
        <draw:line draw:style-name="gr3" draw:text-style-name="P2" draw:layer="layout" svg:x1="15.8cm" svg:y1="20.2cm" svg:x2="15.9cm" svg:y2="15.7cm">
          <text:p/>
        </draw:line>
        <draw:frame draw:style-name="gr9" draw:text-style-name="P4" draw:layer="layout" svg:width="4.1cm" svg:height="5.2cm" svg:x="1.337cm" svg:y="12.328cm">
          <draw:text-box>
            <text:p text:style-name="P3"><text:span text:style-name="T1">Used <text:s/>to create the view for the Site in our case called Index.tpl</text:span></text:p>
          </draw:text-box>
        </draw:frame>
        <draw:custom-shape draw:style-name="gr10" draw:text-style-name="P1" draw:layer="layout" svg:width="4.1cm" svg:height="2.5cm" svg:x="1.2cm" svg:y="17.4cm">
          <text:p text:style-name="P1"><text:span text:style-name="T1">View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1" draw:text-style-name="P5" draw:layer="layout" svg:width="13.7cm" svg:height="6.1cm" svg:x="1.7cm" svg:y="2cm">
          <text:p text:style-name="P5"><text:span text:style-name="T2">MVC.php</text:span></text:p>
          <text:p text:style-name="P5">Sets debugging on/off</text:p>
          <text:p text:style-name="P5">Sets Search Engine Optimization on/off</text:p>
          <text:p text:style-name="P5">Sets database access constants</text:p>
          <text:p text:style-name="P5">Includes model, view, controller and application</text:p>
          <text:p text:style-name="P5">Includes main page (called site) class</text:p>
          <text:p text:style-name="P5">Tries to create the main page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5.8cm" svg:height="6.4cm" svg:x="1.7cm" svg:y="9.4cm">
          <text:p text:style-name="P5"><text:span text:style-name="T2">Site.php</text:span></text:p>
          <text:p text:style-name="P5">Uses application, model, view, controller namespaces</text:p>
          <text:p text:style-name="P5">Includes card1.php,card2.php and card3.php</text:p>
          <text:p text:style-name="P5">The site class page (extends application)</text:p>
          <text:p text:style-name="P5">Constructor adds header,footer, and 3 cards</text:p>
          <text:p text:style-name="P5">Has 1 method to create the Index.tpl view(??)</text:p>
          <text:p text:style-name="P5"/>
          <text:p text:style-name="P5">Also contains the header and footer classes</text:p>
          <text:p text:style-name="P5"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0.3cm" svg:height="3.1cm" svg:x="4.4cm" svg:y="23.8cm">
          <text:p text:style-name="P5">Card1.tpl</text:p>
          <text:p text:style-name="P5">HTML for the card1 view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4.1cm" svg:height="3.9cm" svg:x="2.5cm" svg:y="19.5cm">
          <text:p text:style-name="P5">Card1.php</text:p>
          <text:p text:style-name="P5">Creates the card1model class</text:p>
          <text:p text:style-name="P5">Fetches the data required</text:p>
          <text:p text:style-name="P5">Creates the card1 controller</text:p>
          <text:p text:style-name="P5">Creates the card1 view using the fetched data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13.2cm" svg:height="3.1cm" svg:x="2.9cm" svg:y="16.1cm">
          <text:p text:style-name="P5">View.php</text:p>
          <text:p text:style-name="P5">get &amp; set TemplatePath()</text:p>
          <text:p text:style-name="P5">__construct &lt;- construct template</text:p>
          <text:p text:style-name="P5">render(Application $app) when used?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6" draw:text-style-name="P5" draw:layer="layout" svg:width="13.6cm" svg:height="3.7cm" svg:x="3.6cm" svg:y="20.5cm">
          <text:p text:style-name="P5">Application Class extends Controller</text:p>
          <text:p text:style-name="P5">Private $url &lt;- ??</text:p>
          <text:p text:style-name="P5">__construct($id, $controllers[]) &lt;- constructor</text:p>
          <text:p text:style-name="P5">__getRoute() &lt;- where is this called from?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15.8cm" svg:height="16.5cm" svg:x="1.3cm" svg:y="1.4cm">
          <text:p text:style-name="P5">Abstract Controller Class</text:p>
          <text:p text:style-name="P5">Protected $parent</text:p>
          <text:p text:style-name="P5">Protected $controllers[]</text:p>
          <text:p text:style-name="P5">Protected $controllers $id</text:p>
          <text:p text:style-name="P5">Protected $name (title/breadcrumb)</text:p>
          <text:p text:style-name="P5">Protected $arguments ($contollers arguments)</text:p>
          <text:p text:style-name="P5"/>
          <text:p text:style-name="P5">$id used for both $name and $route (lowercase)</text:p>
          <text:p text:style-name="P5">$children &lt;- an array of controllers below this one</text:p>
          <text:p text:style-name="P5">__constuct &lt;- constructor</text:p>
          <text:p text:style-name="P5">Content() &lt;- route ot this controller</text:p>
          <text:p text:style-name="P5">__toString() &lt;- recursively built path?</text:p>
          <text:p text:style-name="P5">getRoute() &lt;- route of controller</text:p>
          <text:p text:style-name="P5">getId() &lt;- recursively build the path</text:p>
          <text:p text:style-name="P5">getName() &lt;-get controller name</text:p>
          <text:p text:style-name="P5">getRoot() &lt;-recursively get root directory</text:p>
          <text:p text:style-name="P5">__get($args) &lt;- ??</text:p>
          <text:p text:style-name="P5">getNavables() <text:s/>&lt;- ??</text:p>
          <text:p text:style-name="P5">Navable interface</text:p>
          <text:p text:style-name="P5">Favoritable interface</text:p>
          <text:p text:style-name="P5">BreadCrumb interfac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mes Bergeron</meta:initial-creator>
    <meta:creation-date>2016-01-31T16:04:05.443208491</meta:creation-date>
    <dc:date>2016-02-02T08:40:29.946527327</dc:date>
    <dc:creator>James Bergeron</dc:creator>
    <meta:editing-duration>PT19M28S</meta:editing-duration>
    <meta:editing-cycles>4</meta:editing-cycles>
    <meta:generator>LibreOffice/5.0.3.2$Linux_X86_64 LibreOffice_project/00m0$Build-2</meta:generator>
    <meta:document-statistic meta:object-count="34"/>
  </office:meta>
</office:document-meta>
</file>